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55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1f497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80808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63252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7030a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c0504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1"/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Авокадо Мелки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Авокадо Крупны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Авокадо Темны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Баклажан Буржу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Баклажан Отечествен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Дайкон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атисон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Цукини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бачки <text:s text:c="2"/>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пуста Брокколи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пуста Романеска 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пуста Кольраби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пуста Красн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пуста Молод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пуста Салатн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пуста Савойск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пуста Слав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пуста Узбекск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пуста Цветн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Азер.Молодо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Сетка.Бел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Роз.Стар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Синеглазк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Азер.Розов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Азер.Бел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Бел..Новгород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Бел.Азер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Краснод.Бел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Краснод.Розов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Егип.Мол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Егип.Стар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Мел.Красн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Беби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Галл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артофель Роз.Стар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орень Имбиря Кита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орень Имбиря Бразили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орень Сельдире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укуруза В Пленк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Кукуруза Шт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Лук (Репка)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Лук Бутон Зелен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Лук Крым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Лук Поре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Лук Салат.Бел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Лук Салат.Красн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Лук Севок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Лук Севок Красн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Лук Шалот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Лук Реп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Лук Репа.ОПТ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Лук Репа.Сетк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Морковь Молод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Морковь Мыт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Морковь Стар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Морковь Фасов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Азер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Атлет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Бел. Дач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в Пленк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Гладкий Азерб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Гладкий Отечес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Грунт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Ростов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Даш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Корнюшон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Кураж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Луховицки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Маш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Патрон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Тамбов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ТСХ Акци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Фасов.Упак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Отечеств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Огурец Миринд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ерец Желт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ерец Красн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ерец Оранжев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ерец Цвет.Отечеств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ерец Красный Отечеств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ерец Зелен.Отеч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ерец Зелен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ерец Острый Армени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ерец Острый Отечеств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ерец Чилли Узбекистан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ерец Паприк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ерец Зеленый Отечеств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ерец Чилли Красн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Азербадж.Баку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Азерб.Ромашк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Азербайджан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БИФ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Ветка Ростов 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Ветк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Красн.Мелк.Розов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Фасовваны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Даг.Средни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Даг.Шарик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Парадайс.мелк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Желты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Бакински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Розов.Краснодар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Кумато. Ростов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Розов.Крым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Азер.Шарик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Азер.Крупны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Азер.Средни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Тамбов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Розов.Крым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Роз.Ростов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Узбек Крупны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Узбек Мелки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Ростов Желтые 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Ростов Примадонн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Ростов Махито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table:style-name="ce12" office:value-type="string" calcext:value-type="string">
            <text:p>Помидор Ростов.Мелки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Слив Желт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Слив.Салат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Слив.Грунтовы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Сливка Акци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<text:s/>Волгоград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Тамбов Красн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Тамбов Розов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Черри Фас.Акци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Чери Вес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Чери Вет.Отечест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Чери Вет.Рост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Чери Отечеств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Черри Карамельк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Чери.Фас.0.5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Черри Розовы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Пуля Розовы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Черри.Стакан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Чури.Пуля.Желт.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Помидор Черри Желтые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Редиска Пакет0,5кг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Редиска Пучек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Редька Зелен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Редька Черн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Репа Вес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Редиска Весов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Свекла Краснодар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Свекла Молод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Свекла Старая40кг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Стебель Сельдере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Горох стручков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Фасоль стручков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Тыква Гитара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Тыква Круг Новы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Тыква Плоская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Хрен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Чеснок Китай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Чеснок Краснодар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Чеснок Тамбов</text:p>
          </table:table-cell>
        </table:table-row>
        <table:table-row table:style-name="ro1">
          <table:table-cell table:style-name="ce1" office:value-type="string" calcext:value-type="string">
            <text:p>Овощи</text:p>
          </table:table-cell>
          <table:table-cell office:value-type="string" calcext:value-type="string">
            <text:p>Чеснок Отечест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брикос Армения Горны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брикос Армен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брикос Медовые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брикос Шалах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брикос Жердель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брикос Триумф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брикос Армения Отборн.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брикос Узбекски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Aлыч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нанас Мини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нанас Голд <text:s/>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нанас Акц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пельсин Исп.Мадмазель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пельсин Вашингон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пельсин Голд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пельсин Акц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пельсин Египет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пельсинИспан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пельсин Красный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пельсин Марокко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пельсин Кумато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пельсин ЮАР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рбуз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Арбуз Желты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Банан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Банан Мини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Изабелл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Кардинал(крас.)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Дамский Пальчик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Чёр.Наполеон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Киш.Зел.Нов.Ураж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Чёр.Наполеон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Киш.Красны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Киш.Роз.Армен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Киш.Розовы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Киш.Томпсон(круп)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Киш.Томпсон(мел.)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Киш.Хрусталь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Киш Черны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Киш.Черн.Узбек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Мерседес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Молдова(чер.\кость.)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Мускат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Розовый Узбек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Тайфи(крас.зел)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Виноград Хусейн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лаз Дракона(шт)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анадилл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анат Азербайджан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ракуй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анат б/к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анат Акц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анат Израиль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анат Новый Урожа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ейпфрут Акц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ейпфрут Нов.Урожа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Аббат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Пакхам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Дюшес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Анжу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Китайская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Комис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Конф.Мелка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Конференц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Фламинго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Лес.Красавиц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Лукас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Новый Урожа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Армения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Ред Батлер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руша Форел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Гуав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Дыня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Дыня Колхозниц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Дыня Чоржу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Дыня Ромашк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Дыня Торпед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Дыня Торпеда Мини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Инжир Армен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Инжир Турц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Киви Акц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Киви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Киви Бабочка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Киви Голд(100г)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Киви Крупные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Кокос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Кокос Питьево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Кумкват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Лимон Лайм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Личи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Лимон Абхаз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Лимон Аргентин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Лимон Юар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Лимон Акц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Лимон Узбекски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го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го Королевское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го Тайское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го Перу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<text:s/>Марокко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Абхаз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Марокко Акц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Афер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Афера.Акц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Бэби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Перу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Голд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Израиль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Акц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Ново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Новый Урожа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Пакистан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Серб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Турц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андарин Голд Ветк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Мушмула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Нектарин Белый Лебедь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Нектарин Узбек.Белые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Нектарин Узбек.Зелен.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Нектарин Узбек.Красны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Нектарин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Нектарин Азербайджан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Нектарин Плоски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Памело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Папай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Персик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Персик Акция Мелки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Персик Мелкий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Персик Белый Лебедь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Персик Крым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Персик Молдов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Персик Плоский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Персик Краснодар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Персик Армения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вити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Желта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Армен.Бомб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Армен.Дешево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Армен.Дорого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Красн.Армен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Желта.Армен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Азербаджан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Кабардинк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Крым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Медова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Президент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Узбекистан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Чернослив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Тёмна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Узбекистан Желта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Слива Чернослив Армен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Фейхоа 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Фейхоа Крупна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Физалис Упаковк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Хурма Бычок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Хурма Голд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Хурма Королек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Хурма Голд Акц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Хурма Королек Красн.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Хурма Плоска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Хурма Помидор Абхазия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Хурма Ромашк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Хурма Свеч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Хурма Шарон1шт.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Айдаред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Антоновк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Бел.Налив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Беларусь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Богатырь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Галла Роялл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Галла Польш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Гольден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Грэни Смит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Дженаголд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Нов.Урожай Молдов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Женев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Земляничк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Зимий Банан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Клуб. Круп.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Клуб. Мел.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Лиголь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<text:s/>Дескавери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Мельб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Мечт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Пинк Леди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Прим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Рэд Новый Урожай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Сезонное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Семер.Молдов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Симир.Краснодар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Симир.Круп.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Слав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Семер.Нов.Урож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Фуджи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Узбекистан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Чемпион Польша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  <table:table-cell office:value-type="string" calcext:value-type="string">
            <text:p>Яблоко Черный При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Боярышник Свежий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Брусника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Вишня 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Вишня Отчест.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Черника шт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Голубика Вес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Ежевика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Земляника упак.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Кизил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Клубника Премиум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Клубника Краснодар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Малина 0.5 кг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Малина 1 кг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Клубника Тамбов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Клубника Турция 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Клюква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Крыжовник Зел.Вес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Крыжовник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Тутовник Белый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Облепиха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Смородина Красная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Смородина Черная 1кг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Тутовник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Вишня Молдова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Черешня Акция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Черешня Желтая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Черешня Арм.Красн.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Черешня Арм.Роз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Черешня Азер.Отборная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Черешня Роз.Молдова 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Черешня Узбек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Черешня Экстра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Черника Вес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Черешня Греция</text:p>
          </table:table-cell>
        </table:table-row>
        <table:table-row table:style-name="ro1">
          <table:table-cell table:style-name="ce3" office:value-type="string" calcext:value-type="string">
            <text:p>Ягоды</text:p>
          </table:table-cell>
          <table:table-cell office:value-type="string" calcext:value-type="string">
            <text:p>Шиповник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Лавровый Лист шт.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Мята Вес.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Набор Для.Соленья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Руккола Вес.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Базилик(Зелен.)Пучек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Базилик(Красн.)Пучек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Зонтик Укропа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Кинза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Лук Зеленый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Петрушка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Укроп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Черемша свежая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Шпинат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Щавель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Размарин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Тархун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Салат Айсберг шт.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Салат Горшок(премиум)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Салат Дуболист.Зелен.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Салат Дуболист.Красн.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Салат Китайский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Салат Кудрявый.Вес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Салат Латук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Спаржа на подложке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Горох на подложке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Фасоль на подложке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Салат Романо шт.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Салат Трио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Салат Фриллис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Салат MIX упак.</text:p>
          </table:table-cell>
        </table:table-row>
        <table:table-row table:style-name="ro1">
          <table:table-cell table:style-name="ce4" office:value-type="string" calcext:value-type="string">
            <text:p>Зелень</text:p>
          </table:table-cell>
          <table:table-cell office:value-type="string" calcext:value-type="string">
            <text:p>Салат Руккола упак</text:p>
          </table:table-cell>
        </table:table-row>
        <table:table-row table:style-name="ro1">
          <table:table-cell table:style-name="ce5" office:value-type="string" calcext:value-type="string">
            <text:p>Грибы</text:p>
          </table:table-cell>
          <table:table-cell office:value-type="string" calcext:value-type="string">
            <text:p>Грибы Вешенки</text:p>
          </table:table-cell>
        </table:table-row>
        <table:table-row table:style-name="ro1">
          <table:table-cell table:style-name="ce5" office:value-type="string" calcext:value-type="string">
            <text:p>Грибы</text:p>
          </table:table-cell>
          <table:table-cell office:value-type="string" calcext:value-type="string">
            <text:p>Грибы Лисички</text:p>
          </table:table-cell>
        </table:table-row>
        <table:table-row table:style-name="ro1">
          <table:table-cell table:style-name="ce5" office:value-type="string" calcext:value-type="string">
            <text:p>Грибы</text:p>
          </table:table-cell>
          <table:table-cell office:value-type="string" calcext:value-type="string">
            <text:p>Грибы Шамп. Мел.</text:p>
          </table:table-cell>
        </table:table-row>
        <table:table-row table:style-name="ro1">
          <table:table-cell table:style-name="ce5" office:value-type="string" calcext:value-type="string">
            <text:p>Грибы</text:p>
          </table:table-cell>
          <table:table-cell office:value-type="string" calcext:value-type="string">
            <text:p>Грибы Шампиньоны</text:p>
          </table:table-cell>
        </table:table-row>
        <table:table-row table:style-name="ro1">
          <table:table-cell table:style-name="ce5" office:value-type="string" calcext:value-type="string">
            <text:p>Грибы</text:p>
          </table:table-cell>
          <table:table-cell office:value-type="string" calcext:value-type="string">
            <text:p>Грибы Шамп. Упаковка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Пикап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Арах.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Арах. Соленый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Бразильский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Грец. Неочищ.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Грец.Ростов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Грец.Чищ1сорт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Грец.Чищ2сорт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Кедровый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Кешью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Кешью Жар.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Коктель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Кунжут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Макадами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Миндаль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Миндаль Жар.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Фисташки Иран 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Фисташки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Орех Фундук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Семена Льна 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Семечки Подсол.Неочищ.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Семечки Подсол.Очищ.5кг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Семечки Тыкв.Неочищ</text:p>
          </table:table-cell>
        </table:table-row>
        <table:table-row table:style-name="ro1">
          <table:table-cell table:style-name="ce6" office:value-type="string" calcext:value-type="string">
            <text:p>Орехи</text:p>
          </table:table-cell>
          <table:table-cell office:value-type="string" calcext:value-type="string">
            <text:p>Семечки Тыкв.Очищен.</text:p>
          </table:table-cell>
        </table:table-row>
        <table:table-row table:style-name="ro1">
          <table:table-cell table:style-name="ce7" office:value-type="string" calcext:value-type="string">
            <text:p>Крупы</text:p>
          </table:table-cell>
          <table:table-cell office:value-type="string" calcext:value-type="string">
            <text:p>Горох Нут</text:p>
          </table:table-cell>
        </table:table-row>
        <table:table-row table:style-name="ro1">
          <table:table-cell table:style-name="ce7" office:value-type="string" calcext:value-type="string">
            <text:p>Крупы</text:p>
          </table:table-cell>
          <table:table-cell office:value-type="string" calcext:value-type="string">
            <text:p>Маш Узбек.</text:p>
          </table:table-cell>
        </table:table-row>
        <table:table-row table:style-name="ro1">
          <table:table-cell table:style-name="ce7" office:value-type="string" calcext:value-type="string">
            <text:p>Крупы</text:p>
          </table:table-cell>
          <table:table-cell office:value-type="string" calcext:value-type="string">
            <text:p>Рис Узбек.</text:p>
          </table:table-cell>
        </table:table-row>
        <table:table-row table:style-name="ro1">
          <table:table-cell table:style-name="ce7" office:value-type="string" calcext:value-type="string">
            <text:p>Крупы</text:p>
          </table:table-cell>
          <table:table-cell office:value-type="string" calcext:value-type="string">
            <text:p>Фасоль Ласточка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Абрикос Вяленный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Банан Сушенный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Боярышник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Изюм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Изюм Голд.Светлый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Изюм Малая.Темный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Изюм Узбек.Черный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Инжир Сухой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Компот Весовой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Компот Фасованный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Абрикос с косточой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Курага 2 сорт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Курага Натур.(4.75)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Курага Выс.Сорт 4.75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Шиповн.Сух.Фасован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Смесь «Здоровье»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Сухарики Белевские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Финик Фас 0,2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Финик Фас 0,4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Финик Фас 0,5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Финик Весовой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Финик Королев.0,5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table:style-name="ce12" office:value-type="string" calcext:value-type="string">
            <text:p>Финик Королев.1 кг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Инжир Шайба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Чернослив Сухой</text:p>
          </table:table-cell>
        </table:table-row>
        <table:table-row table:style-name="ro1">
          <table:table-cell table:style-name="ce8" office:value-type="string" calcext:value-type="string">
            <text:p>Сухофрукт</text:p>
          </table:table-cell>
          <table:table-cell office:value-type="string" calcext:value-type="string">
            <text:p>Шиповник Сухой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Цукаты Листики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Цукаты Кубики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Газировка 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Компот Айва1л.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Компот Гранатовый1л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Компот Фейхоа1л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Морс Клюква1л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<text:s/>Ассорти8шт.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Ананасовый 8шт.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Вишня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Гранат Дешево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Гранат Дорого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Грейпфрут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Ежевика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Клубника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Клюква 8шт.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Морковь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Персик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Смородина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еди0,3Банан-Морковь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еди0,3Вишня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еди0,3Киви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еди 0,3 Яблоко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еди0,3Персик-Морковь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еди0,3Тыква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еди0,3Яблоко-Морковь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еди0,9Банан-Морковь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еди0,9Вишня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еди0,9Киви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еди0,9Морковь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еди0,9Персик-Морковь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еди0,9Тыква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еди0,9Яблоко-Морковь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Тыква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Черная Рябина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Черная Смородина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Черника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Шиповник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Яблоко</text:p>
          </table:table-cell>
        </table:table-row>
        <table:table-row table:style-name="ro1">
          <table:table-cell table:style-name="ce9" office:value-type="string" calcext:value-type="string">
            <text:p>Напитки</text:p>
          </table:table-cell>
          <table:table-cell office:value-type="string" calcext:value-type="string">
            <text:p>Сок Апельсин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Имбирь Марин.(8 шт.200г)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Капуста Кваш. Вес. 10кг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Капуста Кваш. Вес. 5 кг.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Капуста Кваш. Фас.0,8.6шт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Морковка Корей.Вес(3кг)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Морковка Корей.Фас6\0,8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Огурец Соленый6кг.вед.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Огурец Соленый6шт\800г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table:style-name="ce12" office:value-type="string" calcext:value-type="string">
            <text:p>Огурец Марин.Гер.(5.6)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Витаминка соленья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Чим Чи Весов.(3кг)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Чим Чи Фас.6шт.800г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Аджика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Огурцец Малосольные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Сол.Виногр.Лист.СтеклоБан.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Капуста Чипсы Вес.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table:style-name="ce12" office:value-type="string" calcext:value-type="string">
            <text:p>Капуста Чипсы Фас.6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Морская Капуста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Перец Марин.1.8кг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Помидор Соленый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Помидор Красный6кг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Спаржа маринованная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Черемша Маринованная</text:p>
          </table:table-cell>
        </table:table-row>
        <table:table-row table:style-name="ro1">
          <table:table-cell table:style-name="ce10" office:value-type="string" calcext:value-type="string">
            <text:p>Соленья</text:p>
          </table:table-cell>
          <table:table-cell office:value-type="string" calcext:value-type="string">
            <text:p>Чеснок маринованн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4:49:36.557038250</meta:creation-date>
    <dc:date>2020-10-14T14:58:48.401949328</dc:date>
    <meta:editing-duration>PT9M12S</meta:editing-duration>
    <meta:editing-cycles>1</meta:editing-cycles>
    <meta:document-statistic meta:table-count="1" meta:cell-count="1082" meta:object-count="0"/>
    <meta:generator>LibreOffice/6.4.5.2$Linux_X86_64 LibreOffice_project/40$Build-2</meta:generator>
  </office:meta>
</office:document-meta>
</file>